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1.A2" style:family="table-cell">
      <style:table-cell-properties style:vertical-align="middle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a1.B2" style:family="table-cell">
      <style:table-cell-properties style:vertical-align="middle" fo:padding="0.097cm" fo:border-left="0.05pt solid #999999" fo:border-right="0.05pt solid #999999" fo:border-top="none" fo:border-bottom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font-weight="bold" officeooo:rsid="00714c3c" officeooo:paragraph-rsid="00714c3c" style:font-weight-asian="bold" style:font-weight-complex="bold"/>
    </style:style>
    <style:style style:name="P5" style:family="paragraph" style:parent-style-name="Standard">
      <style:text-properties officeooo:rsid="007f98a4" officeooo:paragraph-rsid="007f98a4"/>
    </style:style>
    <style:style style:name="P6" style:family="paragraph" style:parent-style-name="Standard">
      <style:text-properties officeooo:paragraph-rsid="007f98a4"/>
    </style:style>
    <style:style style:name="P7" style:family="paragraph" style:parent-style-name="Table_20_Contents">
      <style:text-properties officeooo:paragraph-rsid="005d5c8b"/>
    </style:style>
    <style:style style:name="P8" style:family="paragraph" style:parent-style-name="Table_20_Contents">
      <style:text-properties officeooo:rsid="0080036b" officeooo:paragraph-rsid="0080036b"/>
    </style:style>
    <style:style style:name="P9" style:family="paragraph" style:parent-style-name="Table_20_Contents">
      <style:text-properties officeooo:rsid="0080036b" officeooo:paragraph-rsid="0080f224"/>
    </style:style>
    <style:style style:name="P10" style:family="paragraph" style:parent-style-name="Table_20_Contents">
      <style:text-properties officeooo:rsid="0080036b" officeooo:paragraph-rsid="00825b09"/>
    </style:style>
    <style:style style:name="P11" style:family="paragraph" style:parent-style-name="Table_20_Contents">
      <style:text-properties officeooo:rsid="00825b09" officeooo:paragraph-rsid="00825b09"/>
    </style:style>
    <style:style style:name="P12" style:family="paragraph" style:parent-style-name="Table_20_Contents">
      <style:text-properties officeooo:rsid="00825b09" officeooo:paragraph-rsid="00841dda"/>
    </style:style>
    <style:style style:name="P13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1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9c2697" style:font-weight-asian="bold" style:font-weight-complex="bold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262a1"/>
    </style:style>
    <style:style style:name="T7" style:family="text">
      <style:text-properties officeooo:rsid="0076f93e"/>
    </style:style>
    <style:style style:name="T8" style:family="text">
      <style:text-properties officeooo:rsid="0080036b"/>
    </style:style>
    <style:style style:name="T9" style:family="text">
      <style:text-properties officeooo:rsid="0080f224"/>
    </style:style>
    <style:style style:name="T10" style:family="text">
      <style:text-properties officeooo:rsid="00814a82"/>
    </style:style>
    <style:style style:name="T11" style:family="text">
      <style:text-properties officeooo:rsid="00825b09"/>
    </style:style>
    <style:style style:name="T12" style:family="text">
      <style:text-properties officeooo:rsid="00853040"/>
    </style:style>
    <style:style style:name="T13" style:family="text">
      <style:text-properties officeooo:rsid="0086aaa2"/>
    </style:style>
    <style:style style:name="T14" style:family="text">
      <style:text-properties officeooo:rsid="00885e00"/>
    </style:style>
    <style:style style:name="T15" style:family="text">
      <style:text-properties officeooo:rsid="0092101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940753876080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  <table:table-row table:style-name="TableLine1940753876080">
          <table:table-cell table:style-name="Tabla1.A2" office:value-type="string">
            <text:p text:style-name="P3"/>
          </table:table-cell>
          <table:table-cell table:style-name="Tabla1.B2" office:value-type="string">
            <text:p text:style-name="P2"/>
          </table:table-cell>
        </table:table-row>
      </table:table>
      <text:p text:style-name="Standard"/>
      <text:p text:style-name="P4">Gestión de usuarios, grupos <text:span text:style-name="T14">y permisos</text:span> en sistemas operativos <text:span text:style-name="T7">Linux</text:span>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940753880976"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6">En la máquina virtual Tes</text:span><text:span text:style-name="T7">tLinux</text:span><text:span text:style-name="T6"> realiza las siguientes tareas</text:span></text:p>
          </table:table-cell>
        </table:table-row>
        <table:table-row table:style-name="TableLine1940753882064">
          <table:table-cell table:style-name="Tabla9.A2" table:number-columns-spanned="2" office:value-type="string">
            <text:p text:style-name="P7"><text:span text:style-name="T5">1.</text:span><text:span text:style-name="T4">1.</text:span><text:span text:style-name="T5"> </text:span><text:span text:style-name="T8">Crea los grupos dam1 y dam2 </text:span></text:p>
            <text:p text:style-name="P7"/>
            <text:p text:style-name="P8">1.2. Crea los usuarios alu01 y alu02 con grupo principal dam1</text:p>
            <text:p text:style-name="P8"/>
            <text:p text:style-name="P8">1.3. Crea los usuario alu03 y alu04 con grupo principal dam2 </text:p>
            <text:p text:style-name="P8"/>
            <text:p text:style-name="P8">1.4. Crea la carpeta /shared con propietario root con acceso de lectura para todo el mundo</text:p>
            <text:p text:style-name="P8"/>
            <text:p text:style-name="P8">1.5. Crea la capeta /shared/dam1 que pertenezca al usuario root y al grupo dam1 con permisos de lectura, escritura y ejecución para los usuarios de dam1</text:p>
            <text:p text:style-name="P8"/>
            <text:p text:style-name="P10">1.6. Crea la carpeta /shared/dam1/dropbox que pertenezca al usuario root y al grupo dam1 y que los usuarios de dam1 puedan guardar archivos pero no los puedan leer</text:p>
            <text:p text:style-name="P10"/>
            <text:p text:style-name="P12">1.7. Crea el archivo /shared/dam1/readme que pertenezca al usuario root y al grupo dam1 con el contenido “dropbox es la carpeta de entrega de trabajos para el alumnado de dam1” y cuyo contenido no pueda ser editado por los los usuarios de dam1</text:p>
            <text:p text:style-name="P12"/>
            <text:p text:style-name="P8">1.<text:span text:style-name="T11">8</text:span><text:span text:style-name="T9">.</text:span> Crea la capeta /shared/dam2 que pertenezca al usuario root y al grupo dam2 con permisos de lectura, escritura y ejecución para los usuarios de dam<text:span text:style-name="T9">2 </text:span></text:p>
            <text:p text:style-name="P8"/>
            <text:p text:style-name="P9">1.<text:span text:style-name="T15">9</text:span>. Crea la carpeta /shared/dam<text:span text:style-name="T9">2</text:span>/dropbox que pertenezca al usuario root y al grupo dam<text:span text:style-name="T10">2</text:span> y que los usuarios de dam<text:span text:style-name="T9">2</text:span> puedan guardar archivos pero no los puedan leer</text:p>
            <text:p text:style-name="P9"/>
            <text:p text:style-name="P11">1.<text:span text:style-name="T15">10</text:span>. Crea el archivo /shared/dam<text:span text:style-name="T12">2</text:span>/readme que pertenezca al usuario root y al grupo dam2 con el contenido “dropbox es la carpeta de entrega de trabajos para el alumnado de dam2” y cuyo contenido no pueda ser editado por los los usuarios de dam<text:span text:style-name="T12">2 </text:span></text:p>
            <text:p text:style-name="P11"/>
            <text:p text:style-name="P11"><text:span text:style-name="T15">1</text:span><text:span text:style-name="T13">.</text:span><text:span text:style-name="T15">11</text:span>. Suplanta a los usuarios de ambos grupos y comprueba que los permisos se han establecido correctamente. Indica qué pruebas hay que realizar para verificar el comportamiento correcto <text:span text:style-name="T13">de la configuración</text:span>.</text:p>
            <text:p text:style-name="P8"/>
          </table:table-cell>
          <table:covered-table-cell/>
        </table:table-row>
      </table:table>
      <text:p text:style-name="P13"/>
      <text:p text:style-name="P13">(Completar…)</text:p>
      <text:p text:style-name="P5"/>
      <text:p text:style-name="P6"/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1-19T21:55:27.463000000</dc:date>
    <meta:editing-duration>PT11H16M37S</meta:editing-duration>
    <meta:editing-cycles>205</meta:editing-cycles>
    <meta:generator>LibreOffice/7.1.2.2$Windows_X86_64 LibreOffice_project/8a45595d069ef5570103caea1b71cc9d82b2aae4</meta:generator>
    <meta:document-statistic meta:table-count="2" meta:image-count="2" meta:object-count="0" meta:page-count="2" meta:paragraph-count="18" meta:word-count="297" meta:character-count="1755" meta:non-whitespace-character-count="1470"/>
  </office:meta>
</office:document-meta>
</file>